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254e2"/>
    </style:style>
    <style:style style:name="P2" style:family="paragraph" style:parent-style-name="Standard" style:list-style-name="L1">
      <style:text-properties officeooo:rsid="0010da96" officeooo:paragraph-rsid="0010da96"/>
    </style:style>
    <style:style style:name="P3" style:family="paragraph" style:parent-style-name="Standard" style:list-style-name="L1">
      <style:text-properties officeooo:rsid="001254e2" officeooo:paragraph-rsid="001254e2"/>
    </style:style>
    <style:style style:name="P4" style:family="paragraph" style:parent-style-name="Standard">
      <style:text-properties officeooo:rsid="001254e2" officeooo:paragraph-rsid="001254e2"/>
    </style:style>
    <style:style style:name="T1" style:family="text">
      <style:text-properties officeooo:rsid="001254e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1785769" text:style-name="L1">
        <text:list-item>
          <text:p text:style-name="P2">Write a lex program to print readf and writef in place of printf and scanf.</text:p>
        </text:list-item>
        <text:list-item>
          <text:p text:style-name="P3">Write a lex program to match a given string and replace it with another string input.</text:p>
        </text:list-item>
        <text:list-item>
          <text:p text:style-name="P3">Write a lex program to find the length of the longest string in a file and display it as output.</text:p>
        </text:list-item>
        <text:list-item>
          <text:p text:style-name="P3">Write a recursive descent parser for the grammar.</text:p>
          <text:list>
            <text:list-header>
              <text:p text:style-name="P3">Expr -&gt; n Term</text:p>
              <text:p text:style-name="P3">Term -&gt; b n Term | e</text:p>
            </text:list-header>
          </text:list>
        </text:list-item>
        <text:list-item>
          <text:p text:style-name="P3">Write a recursive descent parser for the grammar,</text:p>
          <text:list>
            <text:list-header>
              <text:p text:style-name="P3">E -&gt; TE_</text:p>
              <text:p text:style-name="P1"><text:span text:style-name="T1">E -&gt; +TE_ | e</text:span></text:p>
              <text:p text:style-name="P3">T -&gt; FT_</text:p>
              <text:p text:style-name="P3">T_ -&gt; *FT_ | e</text:p>
              <text:p text:style-name="P3">F -&gt; (E) | a</text:p>
            </text:list-header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0:07:46.708724702</meta:creation-date>
    <dc:date>2019-03-08T10:26:39.353858493</dc:date>
    <meta:editing-duration>PT18M5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04" meta:character-count="453" meta:non-whitespace-character-count="366"/>
  </office:meta>
</office:document-meta>
</file>